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1">
      <style:paragraph-properties fo:text-align="center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3">
      <style:paragraph-properties fo:text-align="center" style:justify-single-word="false"/>
      <style:text-properties style:font-name="Verdan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ntrol de cambios</text:h>
      <text:p text:style-name="P1"/>
      <text:h text:style-name="P5" text:outline-level="2">Revisión No. 142</text:h>
      <text:p text:style-name="P1"/>
      <text:p text:style-name="P1"><text:span text:style-name="T1">Cambios hechos por</text:span>: <text:s/>Mario Batres</text:p>
      <text:p text:style-name="P1"/>
      <text:p text:style-name="P1"/>
      <text:h text:style-name="P6" text:outline-level="3">Modificación en la tabla “semestre”</text:h>
      <text:p text:style-name="P2"/>
      <text:list xml:id="list161041969" text:style-name="L1">
        <text:list-item>
          <text:p text:style-name="P7">Se ha agregado el campo <text:span text:style-name="T2">“activo”</text:span> tipo de booleano que maneja si el semestre está activo o no en la BD.</text:p>
        </text:list-item>
        <text:list-item>
          <text:p text:style-name="P7">Se ha agregado el método <text:span text:style-name="T2">“getSemestreActivo”</text:span> en el servicio <text:span text:style-name="T2">“ServicioSemestre”</text:span> el cual obtiene cual registro está marcado como verdadero en el campo “activo”.</text:p>
        </text:list-item>
        <text:list-item>
          <text:p text:style-name="P7">Se ha agregado la funcionalidad de editar y buscar semestres.</text:p>
        </text:list-item>
        <text:list-item>
          <text:p text:style-name="P7">En la parte de agregar semestre se agregaron los campos de <text:span text:style-name="T2">“observacion”</text:span> y <text:span text:style-name="T2">“activo”</text:span>, campos que fueron creado en la base de datos.</text:p>
        </text:list-item>
        <text:list-item>
          <text:p text:style-name="P7">Se ha creado un trigger en la BD que obliga a que solo haya <text:span text:style-name="T1">un</text:span> solo registro como verdadero en el campo <text:span text:style-name="T2">“activo”</text:span>, el nombre del trigger es <text:span text:style-name="T2">“desactivar_semestres_tg”</text:span> que se ejecuta después de crear, modificar o eliminar un registro en la tabla “semestre” (cabe señalar que la opción para eliminar semestres <text:span text:style-name="T1">NO</text:span> está implementada a nivel de la aplicación).</text:p>
        </text:list-item>
      </text:list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o Batres</meta:initial-creator>
    <meta:creation-date>2011-02-16T01:03:46</meta:creation-date>
    <dc:date>2011-02-21T00:03:29</dc:date>
    <dc:creator>Mario Batres</dc:creator>
    <meta:editing-duration>PT00H42M33S</meta:editing-duration>
    <meta:editing-cycles>5</meta:editing-cycles>
    <meta:generator>OpenOffice.org/3.1$Unix OpenOffice.org_project/310m19$Build-9420</meta:generator>
    <meta:document-statistic meta:table-count="0" meta:image-count="0" meta:object-count="0" meta:page-count="1" meta:paragraph-count="10" meta:word-count="168" meta:character-count="912"/>
  </office:meta>
</office:document-meta>
</file>